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11.7in" svg:height="6.6665in" svg:x="0.4118in" svg:y="6.2894in">
            <draw:object draw:notify-on-update-of-ranges="'Sheet 1 - Table 1'.B6:'Sheet 1 - Table 1'.B12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5" office:value-type="string" calcext:value-type="string">
            <text:p>Nodos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6.69" calcext:value-type="float">
            <text:p>6.69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10" office:value-type="float" office:value="1" calcext:value-type="float" table:number-columns-spanned="1" table:number-rows-spanned="6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5.724967" calcext:value-type="float">
            <text:p>5.724967</text:p>
          </table:table-cell>
          <table:table-cell table:style-name="ce8" table:formula="of:=([.C6]/[.C7])" office:value-type="float" office:value="1.16856568780222" calcext:value-type="float">
            <text:p>1.2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584282843901109" calcext:value-type="float">
            <text:p>0.6</text:p>
          </table:table-cell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.21066" calcext:value-type="float">
            <text:p>2.21066</text:p>
          </table:table-cell>
          <table:table-cell table:style-name="ce8" table:formula="of:=([.C6]/[.C8])" office:value-type="float" office:value="3.02624555562592" calcext:value-type="float">
            <text:p>3.0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756561388906481" calcext:value-type="float">
            <text:p>0.8</text:p>
          </table:table-cell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1.615911" calcext:value-type="float">
            <text:p>1.615911</text:p>
          </table:table-cell>
          <table:table-cell table:style-name="ce8" table:formula="of:=([.C6]/[.C9])" office:value-type="float" office:value="4.14007949695249" calcext:value-type="float">
            <text:p>4.1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690013249492082" calcext:value-type="float">
            <text:p>0.7</text:p>
          </table:table-cell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1.368791" calcext:value-type="float">
            <text:p>1.368791</text:p>
          </table:table-cell>
          <table:table-cell table:style-name="ce8" table:formula="of:=([.C6]/[.C10])" office:value-type="float" office:value="4.88752483030645" calcext:value-type="float">
            <text:p>4.9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610940603788307" calcext:value-type="float">
            <text:p>0.6</text:p>
          </table:table-cell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1.543272" calcext:value-type="float">
            <text:p>1.543272</text:p>
          </table:table-cell>
          <table:table-cell table:style-name="ce8" table:formula="of:=([.C6]/[.C11])" office:value-type="float" office:value="4.33494549243426" calcext:value-type="float">
            <text:p>4.3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270934093277141" calcext:value-type="float">
            <text:p>0.3</text:p>
          </table:table-cell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 table:number-columns-repeated="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9"/>
          <table:table-cell table:style-name="ce4"/>
          <table:table-cell table:style-name="ce10" table:number-columns-spanned="1" table:number-rows-spanned="5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9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9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9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4" table:number-columns-repeated="2"/>
          <table:table-cell table:style-name="ce9"/>
          <table:table-cell table:style-name="ce4"/>
          <table:covered-table-cell table:style-name="ce4"/>
          <table:table-cell table:style-name="ce4" table:number-columns-repeated="4"/>
          <table:table-cell table:number-columns-repeated="1013"/>
        </table:table-row>
        <table:table-row table:style-name="ro1" table:number-rows-repeated="4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3:55:17.486918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6-09-09T04:02:35.295632340</dc:date>
    <meta:generator>LibreOffice/4.2.8.2$Linux_X86_64 LibreOffice_project/420m0$Build-2</meta:generator>
    <meta:editing-duration>P0D</meta:editing-duration>
    <meta:editing-cycles>5</meta:editing-cycles>
    <meta:document-statistic meta:table-count="1" meta:cell-count="3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9.719cm" svg:height="16.934cm" xlink:href=".." xlink:type="simple" chart:class="chart:bar" chart:style-name="ch1">
        <chart:title svg:x="9.543cm" svg:y="0.458cm" chart:style-name="ch2">
          <text:p>Ordenação / Atlântica</text:p>
        </chart:title>
        <chart:legend svg:x="7.166cm" svg:y="16.124cm" style:legend-expansion="custom" chartooo:width="14.552cm" chartooo:height="0.739cm" style:legend-expansion-aspect-ratio="19.6914749661705" chart:style-name="ch3"/>
        <chart:plot-area chart:style-name="ch4" table:cell-range-address="'Sheet 1 - Table 1'.B6:'Sheet 1 - Table 1'.B12 'Sheet 1 - Table 1'.D5:'Sheet 1 - Table 1'.F11" chart:data-source-has-labels="both" svg:x="2.049cm" svg:y="1.344cm" svg:width="24.298cm" svg:height="13.392cm">
          <chartooo:coordinate-region svg:x="3.076cm" svg:y="1.583cm" svg:width="22.508cm" svg:height="12.427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2.711cm" svg:y="14.823cm" chart:style-name="ch7">
              <text:p>Núcleos</text:p>
            </chart:title>
          </chart:axis>
          <chart:axis chart:dimension="y" chart:name="primary-y" chart:style-name="ch8">
            <chart:title svg:x="26.074cm" svg:y="5.72cm" chart:style-name="ch7">
              <text:p>Eficiência</text:p>
            </chart:title>
          </chart:axis>
          <chart:axis chart:dimension="y" chart:name="secondary-y" chart:style-name="ch9">
            <chart:title svg:x="0.449cm" svg:y="10.98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84282843901109">
                <text:p>0.584282843901109</text:p>
              </table:table-cell>
              <table:table-cell office:value-type="float" office:value="1.16856568780222">
                <text:p>1.16856568780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561388906481">
                <text:p>0.756561388906481</text:p>
              </table:table-cell>
              <table:table-cell office:value-type="float" office:value="3.02624555562592">
                <text:p>3.02624555562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90013249492082">
                <text:p>0.690013249492082</text:p>
              </table:table-cell>
              <table:table-cell office:value-type="float" office:value="4.14007949695249">
                <text:p>4.14007949695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0940603788307">
                <text:p>0.610940603788307</text:p>
              </table:table-cell>
              <table:table-cell office:value-type="float" office:value="4.88752483030645">
                <text:p>4.887524830306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934093277141">
                <text:p>0.270934093277141</text:p>
              </table:table-cell>
              <table:table-cell office:value-type="float" office:value="4.33494549243426">
                <text:p>4.3349454924342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